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0F000009CED4F53EEE966BE6C4.png" manifest:media-type="image/png"/>
  <manifest:file-entry manifest:full-path="Pictures/1000000000000619000006185A4B3433BE6EDD94.png" manifest:media-type="image/png"/>
  <manifest:file-entry manifest:full-path="Pictures/100000000000043C0000043D46444B0745845429.png" manifest:media-type="image/png"/>
  <manifest:file-entry manifest:full-path="Pictures/1000000000000619000006183CAA58E9A4990282.png" manifest:media-type="image/png"/>
  <manifest:file-entry manifest:full-path="Pictures/100002010000020F000009CE9AFA14EE8B230A16.png" manifest:media-type="image/png"/>
  <manifest:file-entry manifest:full-path="Pictures/1000000000000618000006190168C5438CCC9E2F.png" manifest:media-type="image/png"/>
  <manifest:file-entry manifest:full-path="Pictures/100002010000020F000009CE57287B9001E0E53B.png" manifest:media-type="image/png"/>
  <manifest:file-entry manifest:full-path="Pictures/100002010000020F000009CE3C33C88070269531.png" manifest:media-type="image/png"/>
  <manifest:file-entry manifest:full-path="Pictures/1000000000000617000006183A315355BA28FB00.png" manifest:media-type="image/png"/>
  <manifest:file-entry manifest:full-path="Pictures/100002010000020F000009CE9728B90593CB5F50.png" manifest:media-type="image/png"/>
  <manifest:file-entry manifest:full-path="Pictures/1000000000000401000004006F8B32ADE5164D7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" svg:font-family="Robot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solid" svg:stroke-color="#000000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style:font-name="Roboto"/>
    </style:style>
    <style:style style:name="P3" style:family="paragraph">
      <style:text-properties fo:color="#ffffff"/>
    </style:style>
    <style:style style:name="P4" style:family="paragraph">
      <loext:graphic-properties draw:fill="none" draw:fill-color="#ffffff"/>
      <style:text-properties fo:color="#ffffff" style:font-name="Roboto"/>
    </style:style>
    <style:style style:name="T1" style:family="text">
      <style:text-properties style:font-name="Roboto"/>
    </style:style>
    <style:style style:name="T2" style:family="text">
      <style:text-properties fo:color="#ffffff" style:font-name="Roboto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2.7cm" svg:height="12.7cm" svg:x="4.445cm" svg:y="14.24cm">
          <draw:image xlink:href="Pictures/1000000000000618000006190168C5438CCC9E2F.png" xlink:type="simple" xlink:show="embed" xlink:actuate="onLoad">
            <text:p/>
          </draw:image>
        </draw:frame>
        <draw:frame draw:style-name="gr1" draw:text-style-name="P1" draw:layer="layout" svg:width="12.7cm" svg:height="12.7cm" svg:x="4.445cm" svg:y="1cm">
          <draw:image xlink:href="Pictures/100000000000043C0000043D46444B0745845429.png" xlink:type="simple" xlink:show="embed" xlink:actuate="onLoad">
            <text:p/>
          </draw:image>
        </draw:frame>
        <draw:frame draw:style-name="gr2" draw:text-style-name="P1" draw:layer="layout" svg:width="0.87cm" svg:height="4.147cm" svg:x="16.232cm" svg:y="9.509cm">
          <draw:image xlink:href="Pictures/100002010000020F000009CED4F53EEE966BE6C4.png" xlink:type="simple" xlink:show="embed" xlink:actuate="onLoad">
            <text:p/>
          </draw:image>
        </draw:frame>
        <draw:frame draw:style-name="gr2" draw:text-style-name="P1" draw:layer="layout" svg:width="0.864cm" svg:height="4.14cm" svg:x="16.24cm" svg:y="22.744cm">
          <draw:image xlink:href="Pictures/100002010000020F000009CE9AFA14EE8B230A16.png" xlink:type="simple" xlink:show="embed" xlink:actuate="onLoad">
            <text:p/>
          </draw:image>
        </draw:frame>
        <draw:frame draw:style-name="gr3" draw:text-style-name="P2" draw:layer="layout" svg:width="3.004cm" svg:height="0.996cm" svg:x="4.556cm" svg:y="1.127cm">
          <draw:text-box>
            <text:p><text:span text:style-name="T1">Spheroid</text:span></text:p>
          </draw:text-box>
        </draw:frame>
        <draw:frame draw:style-name="gr3" draw:text-style-name="P2" draw:layer="layout" svg:width="1.717cm" svg:height="0.996cm" svg:x="4.556cm" svg:y="14.327cm">
          <draw:text-box>
            <text:p><text:span text:style-name="T1">Disk</text:span></text:p>
          </draw:text-box>
        </draw:frame>
      </draw:page>
      <draw:page draw:name="page2" draw:style-name="dp1" draw:master-page-name="Default">
        <draw:frame draw:style-name="gr1" draw:text-style-name="P1" draw:layer="layout" svg:width="12.7cm" svg:height="12.7cm" svg:x="4.445cm" svg:y="1cm">
          <draw:image xlink:href="Pictures/1000000000000617000006183A315355BA28FB00.png" xlink:type="simple" xlink:show="embed" xlink:actuate="onLoad">
            <text:p/>
          </draw:image>
        </draw:frame>
        <draw:frame draw:style-name="gr2" draw:text-style-name="P1" draw:layer="layout" svg:width="0.864cm" svg:height="4.14cm" svg:x="16.24cm" svg:y="9.509cm">
          <draw:image xlink:href="Pictures/100002010000020F000009CE57287B9001E0E53B.png" xlink:type="simple" xlink:show="embed" xlink:actuate="onLoad">
            <text:p/>
          </draw:image>
        </draw:frame>
        <draw:frame draw:style-name="gr1" draw:text-style-name="P1" draw:layer="layout" svg:width="12.7cm" svg:height="12.7cm" svg:x="4.445cm" svg:y="14.24cm">
          <draw:image xlink:href="Pictures/1000000000000619000006185A4B3433BE6EDD94.png" xlink:type="simple" xlink:show="embed" xlink:actuate="onLoad">
            <text:p/>
          </draw:image>
        </draw:frame>
        <draw:frame draw:style-name="gr2" draw:text-style-name="P1" draw:layer="layout" svg:width="0.864cm" svg:height="4.14cm" svg:x="16.24cm" svg:y="22.717cm">
          <draw:image xlink:href="Pictures/100002010000020F000009CE9728B90593CB5F50.png" xlink:type="simple" xlink:show="embed" xlink:actuate="onLoad">
            <text:p/>
          </draw:image>
        </draw:frame>
        <draw:frame draw:style-name="gr3" draw:text-style-name="P2" draw:layer="layout" svg:width="2.856cm" svg:height="0.996cm" svg:x="4.556cm" svg:y="1.127cm">
          <draw:text-box>
            <text:p><text:span text:style-name="T1">Irregular</text:span></text:p>
          </draw:text-box>
        </draw:frame>
        <draw:frame draw:style-name="gr3" draw:text-style-name="P2" draw:layer="layout" svg:width="6.941cm" svg:height="0.996cm" svg:x="4.556cm" svg:y="14.327cm">
          <draw:text-box>
            <text:p><text:span text:style-name="T1">Point Source/Compact</text:span></text:p>
          </draw:text-box>
        </draw:frame>
      </draw:page>
      <draw:page draw:name="page3" draw:style-name="dp1" draw:master-page-name="Default">
        <draw:frame draw:style-name="gr2" draw:text-style-name="P1" draw:layer="layout" svg:width="12.7cm" svg:height="12.7cm" svg:x="4.445cm" svg:y="14.24cm">
          <draw:image xlink:href="Pictures/1000000000000401000004006F8B32ADE5164D7C.png" xlink:type="simple" xlink:show="embed" xlink:actuate="onLoad">
            <text:p/>
          </draw:image>
        </draw:frame>
        <draw:frame draw:style-name="gr1" draw:text-style-name="P1" draw:layer="layout" svg:width="12.7cm" svg:height="12.7cm" svg:x="4.445cm" svg:y="1cm">
          <draw:image xlink:href="Pictures/1000000000000619000006183CAA58E9A4990282.png" xlink:type="simple" xlink:show="embed" xlink:actuate="onLoad">
            <text:p/>
          </draw:image>
        </draw:frame>
        <draw:frame draw:style-name="gr2" draw:text-style-name="P1" draw:layer="layout" svg:width="0.864cm" svg:height="4.14cm" svg:x="16.24cm" svg:y="9.509cm">
          <draw:image xlink:href="Pictures/100002010000020F000009CE3C33C88070269531.png" xlink:type="simple" xlink:show="embed" xlink:actuate="onLoad">
            <text:p/>
          </draw:image>
        </draw:frame>
        <draw:frame draw:style-name="gr3" draw:text-style-name="P2" draw:layer="layout" svg:width="3.88cm" svg:height="0.996cm" svg:x="4.556cm" svg:y="1.127cm">
          <draw:text-box>
            <text:p><text:span text:style-name="T1">Background</text:span></text:p>
          </draw:text-box>
        </draw:frame>
        <draw:frame draw:style-name="gr3" draw:text-style-name="P4" draw:layer="layout" svg:width="4.761cm" svg:height="0.996cm" svg:x="4.556cm" svg:y="14.327cm">
          <draw:text-box>
            <text:p text:style-name="P3"><text:span text:style-name="T2">Colorized Inpu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" svg:font-family="Robot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25T13:21:56.030995840</meta:creation-date>
    <dc:date>2019-03-15T09:45:20.611116416</dc:date>
    <meta:editing-duration>PT26M2S</meta:editing-duration>
    <meta:editing-cycles>8</meta:editing-cycles>
    <meta:generator>LibreOffice/5.1.6.2$Linux_X86_64 LibreOffice_project/10m0$Build-2</meta:generator>
    <meta:document-statistic meta:object-count="17"/>
  </office:meta>
</office:document-meta>
</file>